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30a1" officeooo:paragraph-rsid="000430a1"/>
    </style:style>
    <style:style style:name="P2" style:family="paragraph" style:parent-style-name="Standard">
      <style:text-properties officeooo:rsid="000430a1" officeooo:paragraph-rsid="001e8df9"/>
    </style:style>
    <style:style style:name="P3" style:family="paragraph" style:parent-style-name="Standard">
      <style:text-properties officeooo:rsid="0004cbf2"/>
    </style:style>
    <style:style style:name="P4" style:family="paragraph" style:parent-style-name="Standard">
      <style:text-properties officeooo:rsid="0004cbf2" officeooo:paragraph-rsid="0004cbf2"/>
    </style:style>
    <style:style style:name="P5" style:family="paragraph" style:parent-style-name="Standard">
      <style:text-properties officeooo:rsid="0004cbf2" officeooo:paragraph-rsid="001ea945"/>
    </style:style>
    <style:style style:name="P6" style:family="paragraph" style:parent-style-name="Standard">
      <style:text-properties officeooo:rsid="000625bc" officeooo:paragraph-rsid="000625bc"/>
    </style:style>
    <style:style style:name="P7" style:family="paragraph" style:parent-style-name="Standard">
      <style:text-properties officeooo:rsid="0007e156" officeooo:paragraph-rsid="0007e156"/>
    </style:style>
    <style:style style:name="P8" style:family="paragraph" style:parent-style-name="Standard">
      <style:text-properties officeooo:rsid="0007e156" officeooo:paragraph-rsid="000625bc"/>
    </style:style>
    <style:style style:name="P9" style:family="paragraph" style:parent-style-name="Standard">
      <style:text-properties officeooo:rsid="0009b1a0" officeooo:paragraph-rsid="0009b1a0"/>
    </style:style>
    <style:style style:name="P10" style:family="paragraph" style:parent-style-name="Standard">
      <style:text-properties officeooo:rsid="000a52e2" officeooo:paragraph-rsid="000a52e2"/>
    </style:style>
    <style:style style:name="P11" style:family="paragraph" style:parent-style-name="Standard">
      <style:text-properties officeooo:rsid="000a8c9a" officeooo:paragraph-rsid="000a8c9a"/>
    </style:style>
    <style:style style:name="P12" style:family="paragraph" style:parent-style-name="Standard">
      <style:text-properties officeooo:rsid="000ced35" officeooo:paragraph-rsid="000ced35"/>
    </style:style>
    <style:style style:name="P13" style:family="paragraph" style:parent-style-name="Standard">
      <style:text-properties fo:color="#800000" officeooo:rsid="001e8df9" officeooo:paragraph-rsid="001e8df9"/>
    </style:style>
    <style:style style:name="P14" style:family="paragraph" style:parent-style-name="Standard">
      <style:text-properties style:use-window-font-color="true" officeooo:rsid="001e8df9" officeooo:paragraph-rsid="001e8df9"/>
    </style:style>
    <style:style style:name="P15" style:family="paragraph" style:parent-style-name="Standard">
      <style:text-properties fo:color="#7e0021" officeooo:rsid="0004cbf2" officeooo:paragraph-rsid="0004cbf2"/>
    </style:style>
    <style:style style:name="P16" style:family="paragraph" style:parent-style-name="Standard">
      <style:text-properties fo:color="#7e0021" officeooo:rsid="0004cbf2" officeooo:paragraph-rsid="000625bc"/>
    </style:style>
    <style:style style:name="P17" style:family="paragraph" style:parent-style-name="Standard">
      <style:text-properties fo:color="#7e0021" officeooo:rsid="000625bc" officeooo:paragraph-rsid="000625bc"/>
    </style:style>
    <style:style style:name="P18" style:family="paragraph" style:parent-style-name="Standard">
      <style:text-properties officeooo:rsid="001ea945" officeooo:paragraph-rsid="001ea945"/>
    </style:style>
    <style:style style:name="P19" style:family="paragraph" style:parent-style-name="Standard">
      <style:text-properties officeooo:rsid="000430a1" officeooo:paragraph-rsid="000430a1"/>
    </style:style>
    <style:style style:name="P20" style:family="paragraph" style:parent-style-name="Standard">
      <style:text-properties officeooo:rsid="001f0895" officeooo:paragraph-rsid="001f0895"/>
    </style:style>
    <style:style style:name="T1" style:family="text">
      <style:text-properties officeooo:rsid="00030b56"/>
    </style:style>
    <style:style style:name="T2" style:family="text">
      <style:text-properties officeooo:rsid="000625bc"/>
    </style:style>
    <style:style style:name="T3" style:family="text">
      <style:text-properties officeooo:rsid="001927f0"/>
    </style:style>
    <style:style style:name="T4" style:family="text">
      <style:text-properties officeooo:rsid="001c6ee3"/>
    </style:style>
    <style:style style:name="T5" style:family="text">
      <style:text-properties fo:color="#ff00cc"/>
    </style:style>
    <style:style style:name="T6" style:family="text">
      <style:text-properties fo:color="#ff00cc" officeooo:rsid="00196d5c"/>
    </style:style>
    <style:style style:name="T7" style:family="text">
      <style:text-properties fo:color="#ff00cc" officeooo:rsid="001b6b54"/>
    </style:style>
    <style:style style:name="T8" style:family="text">
      <style:text-properties fo:color="#ff00cc" officeooo:rsid="001927f0"/>
    </style:style>
    <style:style style:name="T9" style:family="text">
      <style:text-properties fo:color="#ff00cc" officeooo:rsid="001e8df9"/>
    </style:style>
    <style:style style:name="T10" style:family="text">
      <style:text-properties fo:color="#3399ff"/>
    </style:style>
    <style:style style:name="T11" style:family="text">
      <style:text-properties fo:color="#3399ff" officeooo:rsid="001927f0"/>
    </style:style>
    <style:style style:name="T12" style:family="text">
      <style:text-properties fo:color="#3399ff" officeooo:rsid="00196d5c"/>
    </style:style>
    <style:style style:name="T13" style:family="text">
      <style:text-properties fo:color="#3399ff" officeooo:rsid="001e8df9"/>
    </style:style>
    <style:style style:name="T14" style:family="text">
      <style:text-properties fo:color="#66cc00"/>
    </style:style>
    <style:style style:name="T15" style:family="text">
      <style:text-properties fo:color="#66cc00" officeooo:rsid="001927f0"/>
    </style:style>
    <style:style style:name="T16" style:family="text">
      <style:text-properties fo:color="#66cc00" officeooo:rsid="001e8df9"/>
    </style:style>
    <style:style style:name="T17" style:family="text">
      <style:text-properties fo:color="#6666ff"/>
    </style:style>
    <style:style style:name="T18" style:family="text">
      <style:text-properties fo:color="#6666ff" officeooo:rsid="001e8df9"/>
    </style:style>
    <style:style style:name="T19" style:family="text">
      <style:text-properties fo:color="#6666ff" officeooo:rsid="001b6b54"/>
    </style:style>
    <style:style style:name="T20" style:family="text">
      <style:text-properties fo:color="#6666ff" officeooo:rsid="001927f0"/>
    </style:style>
    <style:style style:name="T21" style:family="text">
      <style:text-properties officeooo:rsid="001ea945"/>
    </style:style>
    <style:style style:name="T22" style:family="text">
      <style:text-properties officeooo:rsid="001f0895"/>
    </style:style>
    <style:style style:name="T23" style:family="text">
      <style:text-properties style:use-window-font-color="true"/>
    </style:style>
    <style:style style:name="T24" style:family="text">
      <style:text-properties style:use-window-font-color="true" officeooo:rsid="001e8d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Soutenance</text:span></text:p>
      <text:p text:style-name="Standard"/>
      <text:p text:style-name="P1">Répartition : (<text:span text:style-name="T4">Environ 6min / personne</text:span>)</text:p>
      <text:p text:style-name="P1"><text:span text:style-name="T3">1</text:span> : <text:span text:style-name="T6">Mo</text:span></text:p>
      <text:p text:style-name="P1">2 : <text:span text:style-name="T6">Mo</text:span></text:p>
      <text:p text:style-name="P1">3 : <text:span text:style-name="T14"><text:s/></text:span><text:span text:style-name="T15">B</text:span></text:p>
      <text:p text:style-name="P1">4 : <text:span text:style-name="T15">B</text:span></text:p>
      <text:p text:style-name="P1">5 : <text:span text:style-name="T11">Ma</text:span></text:p>
      <text:p text:style-name="P1">6 : <text:span text:style-name="T15">B</text:span></text:p>
      <text:p text:style-name="P2">7 : <text:span text:style-name="T15">B</text:span></text:p>
      <text:p text:style-name="P1">8 : <text:span text:style-name="T18">Ma</text:span></text:p>
      <text:p text:style-name="P1">9 : <text:span text:style-name="T18">Ma</text:span></text:p>
      <text:p text:style-name="P1">10 :<text:span text:style-name="T5"> </text:span><text:span text:style-name="T6">M</text:span><text:span text:style-name="T9">o</text:span></text:p>
      <text:p text:style-name="P1">11 : <text:span text:style-name="T16">B</text:span></text:p>
      <text:p text:style-name="P1">12 : <text:span text:style-name="T12">Ma</text:span></text:p>
      <text:p text:style-name="P1">13 : <text:span text:style-name="T7">Mo</text:span></text:p>
      <text:p text:style-name="P1">14 :<text:span text:style-name="T5"> </text:span><text:span text:style-name="T6">Mo</text:span></text:p>
      <text:p text:style-name="P1">15 :<text:span text:style-name="T14"> </text:span><text:span text:style-name="T18">Ma</text:span></text:p>
      <text:p text:style-name="P1">16 : <text:span text:style-name="T19">M</text:span><text:span text:style-name="T18">a</text:span></text:p>
      <text:p text:style-name="P1">17 : <text:span text:style-name="T8">Mo</text:span></text:p>
      <text:p text:style-name="P1">18 :<text:span text:style-name="T14"> </text:span><text:span text:style-name="T16">B</text:span></text:p>
      <text:p text:style-name="P1">19 : <text:span text:style-name="T8">Mo</text:span></text:p>
      <text:p text:style-name="P1">20 : <text:span text:style-name="T8">M</text:span><text:span text:style-name="T9">o</text:span></text:p>
      <text:p text:style-name="P20"><text:span text:style-name="T24">2</text:span><text:span text:style-name="T23">1 :</text:span><text:span text:style-name="T5"> Mo</text:span></text:p>
      <text:p text:style-name="P12">2<text:span text:style-name="T22">2 </text:span>:<text:span text:style-name="T10"> </text:span><text:span text:style-name="T20">Ma</text:span></text:p>
      <text:p text:style-name="P14"><text:span text:style-name="T3">23</text:span> : <text:span text:style-name="T5">Mo</text:span></text:p>
      <text:p text:style-name="P14">2<text:span text:style-name="T22">4</text:span> : <text:span text:style-name="T17">Ma</text:span></text:p>
      <text:p text:style-name="P14">2<text:span text:style-name="T22">5</text:span> :<text:span text:style-name="T17">Ma</text:span></text:p>
      <text:p text:style-name="P13"/>
      <text:p text:style-name="P1"/>
      <text:p text:style-name="Standard"/>
      <text:p text:style-name="P3"/>
      <text:p text:style-name="P4"/>
      <text:p text:style-name="P4">Diapo 3 : </text:p>
      <text:p text:style-name="P5">Expliquer chacune des étapes et les différentes actions.</text:p>
      <text:p text:style-name="P5"><text:s/>/!\ <text:span text:style-name="T21">main!= partie. Main correspond aux cartes du joueur + les cinq cartes du milieu.</text:span></text:p>
      <text:p text:style-name="P4"/>
      <text:p text:style-name="P4">Diapo 4 : </text:p>
      <text:p text:style-name="P4">Un joueur est caractérisé par sa rationalité, à savoir, si les actions qu'il effectue sont logiques. Par exemple, si un joueur a beaucoup de chances de gagner une partie de poker et qu'il met en jeu beaucoup d'argent, il sera alors considéré comme étant rationnel. </text:p>
      <text:p text:style-name="P4">Il est aussi caractérisé par son agressivité. C'est à dire qu'un joueur mettant en jeu beaucoup de jetons et de façon importante sera considéré comme agressif.</text:p>
      <text:p text:style-name="P4"><text:span text:style-name="T21">Ces</text:span> données permettre d'établir le comportement (ou encore le profil) d'un joueur de poker.</text:p>
      <text:p text:style-name="P15"/>
      <text:p text:style-name="P16">On peut déterminer le profil d'un joueur <text:span text:style-name="T2">de manière statique, c'est à dire en profilant un joueur lors de chaque partie. Le profil établi n’est pas modifié à chaque fois que le joueur profilé effectue une </text:span></text:p>
      <text:p text:style-name="P17">action mais uniquement à la fin de la partie ou de l'étape en fonction des données globales.</text:p>
      <text:p text:style-name="P6"/>
      <text:p text:style-name="P8"/>
      <text:p text:style-name="P8"/>
      <text:p text:style-name="P8"/>
      <text:p text:style-name="P7"><text:soft-page-break/></text:p>
      <text:p text:style-name="P9">Diapo 6 :</text:p>
      <text:p text:style-name="P9"/>
      <text:p text:style-name="P18">Cf rapport.</text:p>
      <text:p text:style-name="P10"/>
      <text:p text:style-name="P11">Diapo 7 :</text:p>
      <text:p text:style-name="P18">Cf rapport.</text:p>
      <text:p text:style-name="P11"/>
      <text:p text:style-name="P18">Diapo 11 :</text:p>
      <text:p text:style-name="P18">Le but va être de déterminer une l'action optimale correspondant au taux d'agressivité et l'option optimale correspondant au taux de rationalité. Par la suite, l'action finale est choisie en fonction des deux actions déterminées.</text:p>
      <text:p text:style-name="P18"/>
      <text:p text:style-name="P18">Diapo 18 :</text:p>
      <text:p text:style-name="P18">Le but de la phase de gain est d'augmenter les gains de parties et les gains de jetons afin qu'ils soient plus importants que lors de la phase de profilage puisque le but reste de gagner le plus de jetons possibles. Si jamais on constante que nous perdons des jetons pendant la phase de gains, c'est sûrement dû à un mauvais profilage donc, on retourne à la phase de profilage pour une durée détermi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3:30:44.732979468</meta:creation-date>
    <dc:date>2015-06-03T08:58:41.804770205</dc:date>
    <meta:editing-duration>PT2H35M27S</meta:editing-duration>
    <meta:editing-cycles>28</meta:editing-cycles>
    <meta:generator>LibreOffice/4.2.8.2$Linux_x86 LibreOffice_project/420m0$Build-2</meta:generator>
    <meta:document-statistic meta:table-count="0" meta:image-count="0" meta:object-count="0" meta:page-count="2" meta:paragraph-count="44" meta:word-count="372" meta:character-count="1877" meta:non-whitespace-character-count="1540"/>
  </office:meta>
</office:document-meta>
</file>